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.80000019073486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.80000019073486pt" fo:font-style="italic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.80000019073486pt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.80000019073486pt" fo:font-weight="bold"/>
    </style:style>
    <style:style style:name="T4" style:family="text">
      <style:text-properties style:font-name="DejaVu Sans Mono" fo:font-size="9.80000019073486pt"/>
    </style:style>
    <style:style style:name="T5" style:family="text">
      <style:text-properties style:font-name="DejaVu Sans Mono" fo:font-size="9.80000019073486pt" fo:font-style="italic"/>
    </style:style>
    <style:style style:name="T6" style:family="text">
      <style:text-properties fo:color="#808080"/>
    </style:style>
    <style:style style:name="T7" style:family="text">
      <style:text-properties fo:color="#808080" style:font-name="DejaVu Sans Mono" fo:font-size="9.80000019073486pt" fo:font-style="italic"/>
    </style:style>
    <style:style style:name="T8" style:family="text">
      <style:text-properties fo:color="#008000" style:font-name="DejaVu Sans Mono" fo:font-size="9.80000019073486pt" fo:font-weight="bold"/>
    </style:style>
    <style:style style:name="T9" style:family="text">
      <style:text-properties fo:color="#0000ff" style:font-name="DejaVu Sans Mono" fo:font-size="9.80000019073486pt"/>
    </style:style>
    <style:style style:name="T10" style:family="text">
      <style:text-properties fo:color="#660e7a" style:font-name="DejaVu Sans Mono" fo:font-size="9.80000019073486p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ackage </text:span>com.stackroute.datamunger;</text:p>
      <text:p text:style-name="P1"><text:span text:style-name="T2">import </text:span>java.util.ArrayList;</text:p>
      <text:p text:style-name="P1"><text:span text:style-name="T2">import </text:span>java.util.Arrays;</text:p>
      <text:p text:style-name="P3">/*There are total 5 DataMungertest files:</text:p>
      <text:p text:style-name="P4"><text:s/><text:span text:style-name="T5">* </text:span></text:p>
      <text:p text:style-name="P4"><text:s/><text:span text:style-name="T5">* 1)DataMungerTestTask1.java file is for testing following 3 methods</text:span></text:p>
      <text:p text:style-name="P4"><text:s/><text:span text:style-name="T5">* a)getSplitStrings() <text:s/>b) getFileName() <text:s/>c) getBaseQuery()</text:span></text:p>
      <text:p text:style-name="P4"><text:s/><text:span text:style-name="T5">* </text:span></text:p>
      <text:p text:style-name="P4"><text:s/><text:span text:style-name="T5">* Once you implement the above 3 methods,run DataMungerTestTask1.java</text:span></text:p>
      <text:p text:style-name="P4"><text:s/><text:span text:style-name="T5">* </text:span></text:p>
      <text:p text:style-name="P4"><text:s/><text:span text:style-name="T5">* 2)DataMungerTestTask2.java file is for testing following 3 methods</text:span></text:p>
      <text:p text:style-name="P4"><text:s/><text:span text:style-name="T5">* a)getFields() b) getConditionsPartQuery() c) getConditions()</text:span></text:p>
      <text:p text:style-name="P4"><text:s/><text:span text:style-name="T5">* </text:span></text:p>
      <text:p text:style-name="P4"><text:s/><text:span text:style-name="T5">* Once you implement the above 3 methods,run DataMungerTestTask2.java</text:span></text:p>
      <text:p text:style-name="P4"><text:s/><text:span text:style-name="T5">* </text:span></text:p>
      <text:p text:style-name="P4"><text:s/><text:span text:style-name="T5">* 3)DataMungerTestTask3.java file is for testing following 2 methods</text:span></text:p>
      <text:p text:style-name="P4"><text:s/><text:span text:style-name="T5">* a)getLogicalOperators() b) getOrderByFields()</text:span></text:p>
      <text:p text:style-name="P4"><text:s/><text:span text:style-name="T5">* </text:span></text:p>
      <text:p text:style-name="P4"><text:s/><text:span text:style-name="T5">* Once you implement the above 2 methods,run DataMungerTestTask3.java</text:span></text:p>
      <text:p text:style-name="P4"><text:s/><text:span text:style-name="T5">* </text:span></text:p>
      <text:p text:style-name="P4"><text:s/><text:span text:style-name="T5">* 4)DataMungerTestTask4.java file is for testing following 2 methods</text:span></text:p>
      <text:p text:style-name="P4"><text:s/><text:span text:style-name="T5">* a)getGroupByFields() <text:s/>b) getAggregateFunctions()</text:span></text:p>
      <text:p text:style-name="P4"><text:s/><text:span text:style-name="T5">* </text:span></text:p>
      <text:p text:style-name="P4"><text:s/><text:span text:style-name="T5">* Once you implement the above 2 methods,run DataMungerTestTask4.java</text:span></text:p>
      <text:p text:style-name="P4"><text:s/><text:span text:style-name="T5">* </text:span></text:p>
      <text:p text:style-name="P4"><text:s/><text:span text:style-name="T5">* Once you implement all the methods run DataMungerTest.java.This test case consist of all</text:span></text:p>
      <text:p text:style-name="P4"><text:s/><text:span text:style-name="T5">* the test cases together.</text:span></text:p>
      <text:p text:style-name="P4"><text:s/><text:span text:style-name="T5">*/</text:span></text:p>
      <text:p text:style-name="P1"><text:span text:style-name="T2">import </text:span>javax.swing.*;</text:p>
      <text:p text:style-name="P1"><text:span text:style-name="T2">public class </text:span>DataMunger {</text:p>
      <text:p text:style-name="P2"><text:s text:c="3"/><text:span text:style-name="T7">/*</text:span></text:p>
      <text:p text:style-name="P4"><text:s text:c="4"/><text:span text:style-name="T5">* This method will split the query string based on space into an array of words</text:span></text:p>
      <text:p text:style-name="P4"><text:s text:c="4"/><text:span text:style-name="T5">* and display it on console</text:span></text:p>
      <text:p text:style-name="P4"><text:s text:c="4"/><text:span text:style-name="T5">*/</text:span></text:p>
      <text:p text:style-name="P2"><text:span text:style-name="T6"><text:s text:c="3"/></text:span><text:span text:style-name="T3">public </text:span><text:span text:style-name="T4">String[] getSplitStrings(String queryString) {</text:span></text:p>
      <text:p text:style-name="P2"><text:s text:c="6"/><text:span text:style-name="T3">return </text:span><text:span text:style-name="T4">queryString.toLowerCase().split(</text:span><text:span text:style-name="T8">" "</text:span><text:span text:style-name="T4">);</text:span></text:p>
      <text:p text:style-name="P2"><text:s text:c="3"/><text:span text:style-name="T4">}</text:span></text:p>
      <text:p text:style-name="P2"><text:s text:c="3"/><text:span text:style-name="T7">/*</text:span></text:p>
      <text:p text:style-name="P4"><text:s text:c="4"/><text:span text:style-name="T5">* Extract the name of the file from the query. File name can be found after a</text:span></text:p>
      <text:p text:style-name="P4"><text:s text:c="4"/><text:span text:style-name="T5">* space after "from" clause. Note: ----- CSV file can contain a field that</text:span></text:p>
      <text:p text:style-name="P4"><text:s text:c="4"/><text:span text:style-name="T5">* contains from as a part of the column name. For eg: from_date,from_hrs etc.</text:span></text:p>
      <text:p text:style-name="P4"><text:s text:c="4"/><text:span text:style-name="T5">* </text:span></text:p>
      <text:p text:style-name="P4"><text:s text:c="4"/><text:span text:style-name="T5">* Please consider this while extracting the file name in this method.</text:span></text:p>
      <text:p text:style-name="P4"><text:s text:c="4"/><text:span text:style-name="T5">*/</text:span></text:p>
      <text:p text:style-name="P2"><text:span text:style-name="T6"><text:s text:c="3"/></text:span><text:span text:style-name="T3">public </text:span><text:span text:style-name="T4">String getFileName(String queryString) {</text:span></text:p>
      <text:p text:style-name="P3">// <text:s text:c="3"/>String filename = <text:s/>queryString.substring(35,43).trim();</text:p>
      <text:p text:style-name="P2"><text:span text:style-name="T6"><text:s text:c="6"/></text:span><text:span text:style-name="T3">int </text:span><text:span text:style-name="T4">index=queryString.indexOf(</text:span><text:span text:style-name="T8">"from"</text:span><text:span text:style-name="T4">);</text:span></text:p>
      <text:p text:style-name="P2"><text:s text:c="6"/><text:span text:style-name="T4">String str=queryString.substring(index+</text:span><text:span text:style-name="T9">5</text:span><text:span text:style-name="T4">,index+</text:span><text:span text:style-name="T9">12</text:span><text:span text:style-name="T4">);</text:span></text:p>
      <text:p text:style-name="P2"><text:s text:c="6"/><text:span text:style-name="T3">return </text:span><text:span text:style-name="T4">str;</text:span></text:p>
      <text:p text:style-name="P2"><text:s text:c="3"/><text:span text:style-name="T4">}</text:span></text:p>
      <text:p text:style-name="P2"><text:s text:c="3"/><text:span text:style-name="T7">/*</text:span></text:p>
      <text:p text:style-name="P4"><text:s text:c="4"/><text:span text:style-name="T5">* This method is used to extract the baseQuery from the query string. BaseQuery</text:span></text:p>
      <text:p text:style-name="P4"><text:s text:c="4"/><text:span text:style-name="T5">* contains from the beginning of the query till the where clause</text:span></text:p>
      <text:p text:style-name="P4"><text:s text:c="4"/><text:span text:style-name="T5">* </text:span></text:p>
      <text:p text:style-name="P4"><text:s text:c="4"/><text:span text:style-name="T5">* Note: ------- 1. The query might not contain where clause but contain order</text:span></text:p>
      <text:p text:style-name="P4"><text:s text:c="4"/><text:span text:style-name="T5">* by or group by clause 2. The query might not contain where, order by or group</text:span></text:p>
      <text:p text:style-name="P4"><text:s text:c="4"/><text:span text:style-name="T5">* by clause 3. The query might not contain where, but can contain both group by</text:span></text:p>
      <text:p text:style-name="P4"><text:s text:c="4"/><text:span text:style-name="T5">* and order by clause</text:span></text:p>
      <text:p text:style-name="P4"><text:soft-page-break/><text:s text:c="4"/><text:span text:style-name="T5">*/</text:span></text:p>
      <text:p text:style-name="P4"><text:s text:c="3"/></text:p>
      <text:p text:style-name="P2"><text:span text:style-name="T6"><text:s text:c="3"/></text:span><text:span text:style-name="T3">public </text:span><text:span text:style-name="T4">String getBaseQuery(String queryString) {</text:span></text:p>
      <text:p text:style-name="P2"><text:s text:c="6"/><text:span text:style-name="T4">String basequery = queryString.substring(</text:span><text:span text:style-name="T9">0</text:span><text:span text:style-name="T4">,</text:span><text:span text:style-name="T9">44</text:span><text:span text:style-name="T4">);</text:span></text:p>
      <text:p text:style-name="P2"><text:s text:c="6"/><text:span text:style-name="T3">return </text:span><text:span text:style-name="T4">basequery;</text:span></text:p>
      <text:p text:style-name="P2"><text:s text:c="3"/><text:span text:style-name="T4">}</text:span></text:p>
      <text:p text:style-name="P2"><text:s text:c="3"/><text:span text:style-name="T7">/*</text:span></text:p>
      <text:p text:style-name="P4"><text:s text:c="4"/><text:span text:style-name="T5">* This method will extract the fields to be selected from the query string. The</text:span></text:p>
      <text:p text:style-name="P4"><text:s text:c="4"/><text:span text:style-name="T5">* query string can have multiple fields separated by comma. The extracted</text:span></text:p>
      <text:p text:style-name="P4"><text:s text:c="4"/><text:span text:style-name="T5">* fields will be stored in a String array which is to be printed in console as</text:span></text:p>
      <text:p text:style-name="P4"><text:s text:c="4"/><text:span text:style-name="T5">* well as to be returned by the method</text:span></text:p>
      <text:p text:style-name="P4"><text:s text:c="4"/><text:span text:style-name="T5">* </text:span></text:p>
      <text:p text:style-name="P4"><text:s text:c="4"/><text:span text:style-name="T5">* Note: 1. The field name or value in the condition can contain keywords</text:span></text:p>
      <text:p text:style-name="P4"><text:s text:c="4"/><text:span text:style-name="T5">* as a substring. For eg: from_city,job_order_no,group_no etc. 2. The field</text:span></text:p>
      <text:p text:style-name="P4"><text:s text:c="4"/><text:span text:style-name="T5">* name can contain '*'</text:span></text:p>
      <text:p text:style-name="P4"><text:s text:c="4"/><text:span text:style-name="T5">* </text:span></text:p>
      <text:p text:style-name="P4"><text:s text:c="4"/><text:span text:style-name="T5">*/</text:span></text:p>
      <text:p text:style-name="P4"><text:s text:c="3"/></text:p>
      <text:p text:style-name="P2"><text:span text:style-name="T6"><text:s text:c="3"/></text:span><text:span text:style-name="T3">public </text:span><text:span text:style-name="T4">String[] getFields(String queryString) {</text:span></text:p>
      <text:p text:style-name="P3">// <text:s text:c="3"/>queryString = queryString.toLowerCase();</text:p>
      <text:p text:style-name="P3">// <text:s text:c="3"/>System.out.println(queryString);</text:p>
      <text:p text:style-name="P2"><text:span text:style-name="T6"><text:s text:c="6"/></text:span><text:span text:style-name="T4">String [] strarray = queryString.split(</text:span><text:span text:style-name="T8">" "</text:span><text:span text:style-name="T4">);</text:span></text:p>
      <text:p text:style-name="P3">// <text:s text:c="3"/>System.out.println(strarray[1]);</text:p>
      <text:p text:style-name="P2"><text:span text:style-name="T6"><text:s text:c="6"/></text:span><text:span text:style-name="T3">return </text:span><text:span text:style-name="T4">strarray;</text:span></text:p>
      <text:p text:style-name="P2"><text:s text:c="3"/><text:span text:style-name="T4">}</text:span></text:p>
      <text:p text:style-name="P2"><text:s text:c="3"/><text:span text:style-name="T7">/*</text:span></text:p>
      <text:p text:style-name="P4"><text:s text:c="4"/><text:span text:style-name="T5">* This method is used to extract the conditions part from the query string. The</text:span></text:p>
      <text:p text:style-name="P4"><text:s text:c="4"/><text:span text:style-name="T5">* conditions part contains starting from where keyword till the next keyword,</text:span></text:p>
      <text:p text:style-name="P4"><text:s text:c="4"/><text:span text:style-name="T5">* which is either group by or order by clause. In case of absence of both group</text:span></text:p>
      <text:p text:style-name="P4"><text:s text:c="4"/><text:span text:style-name="T5">* by and order by clause, it will contain till the end of the query string.</text:span></text:p>
      <text:p text:style-name="P4"><text:s text:c="4"/><text:span text:style-name="T5">* Note: <text:s/>1. The field name or value in the condition can contain keywords</text:span></text:p>
      <text:p text:style-name="P4"><text:s text:c="4"/><text:span text:style-name="T5">* as a substring. For eg: from_city,job_order_no,group_no etc. 2. The query</text:span></text:p>
      <text:p text:style-name="P4"><text:s text:c="4"/><text:span text:style-name="T5">* might not contain where clause at all.</text:span></text:p>
      <text:p text:style-name="P4"><text:s text:c="4"/><text:span text:style-name="T5">*/</text:span></text:p>
      <text:p text:style-name="P4"><text:s text:c="3"/></text:p>
      <text:p text:style-name="P2"><text:span text:style-name="T6"><text:s text:c="3"/></text:span><text:span text:style-name="T3">public </text:span><text:span text:style-name="T4">String getConditionsPartQuery(String queryString) {</text:span></text:p>
      <text:p text:style-name="P2"><text:s text:c="6"/><text:span text:style-name="T4">queryString = queryString.toLowerCase();</text:span></text:p>
      <text:p text:style-name="P2"><text:s text:c="6"/><text:span text:style-name="T4">String arr[]=getSplitStrings(queryString);</text:span></text:p>
      <text:p text:style-name="P2"><text:s text:c="6"/><text:span text:style-name="T3">if</text:span><text:span text:style-name="T4">(!queryString.contains(</text:span><text:span text:style-name="T8">"where"</text:span><text:span text:style-name="T4">))</text:span></text:p>
      <text:p text:style-name="P2"><text:s text:c="6"/><text:span text:style-name="T4">{</text:span></text:p>
      <text:p text:style-name="P2"><text:s text:c="9"/><text:span text:style-name="T3">return null</text:span><text:span text:style-name="T4">;</text:span></text:p>
      <text:p text:style-name="P2"><text:s text:c="6"/><text:span text:style-name="T4">}</text:span></text:p>
      <text:p text:style-name="P2"><text:s text:c="6"/><text:span text:style-name="T4">String str=</text:span><text:span text:style-name="T8">""</text:span><text:span text:style-name="T4">;</text:span></text:p>
      <text:p text:style-name="P2"><text:s text:c="6"/><text:span text:style-name="T3">for </text:span><text:span text:style-name="T4">(</text:span><text:span text:style-name="T3">int </text:span><text:span text:style-name="T4">i=</text:span><text:span text:style-name="T9">0</text:span><text:span text:style-name="T4">;i&lt;arr.</text:span><text:span text:style-name="T10">length</text:span><text:span text:style-name="T4">;i++)</text:span></text:p>
      <text:p text:style-name="P2"><text:s text:c="6"/><text:span text:style-name="T4">{</text:span></text:p>
      <text:p text:style-name="P2"><text:s text:c="9"/><text:span text:style-name="T3">if </text:span><text:span text:style-name="T4">(arr[i].equals(</text:span><text:span text:style-name="T8">"where"</text:span><text:span text:style-name="T4">))</text:span></text:p>
      <text:p text:style-name="P2"><text:s text:c="9"/><text:span text:style-name="T4">{</text:span></text:p>
      <text:p text:style-name="P2"><text:s text:c="12"/><text:span text:style-name="T3">for </text:span><text:span text:style-name="T4">(</text:span><text:span text:style-name="T3">int </text:span><text:span text:style-name="T4">j=i+</text:span><text:span text:style-name="T9">1</text:span><text:span text:style-name="T4">;j&lt;arr.</text:span><text:span text:style-name="T10">length</text:span><text:span text:style-name="T4">;j++)</text:span></text:p>
      <text:p text:style-name="P2"><text:s text:c="12"/><text:span text:style-name="T4">{</text:span></text:p>
      <text:p text:style-name="P2"><text:s text:c="15"/><text:span text:style-name="T3">if </text:span><text:span text:style-name="T4">(arr[j].equals(</text:span><text:span text:style-name="T8">"order"</text:span><text:span text:style-name="T4">)||arr[j].equals(</text:span><text:span text:style-name="T8">"group"</text:span><text:span text:style-name="T4">))</text:span></text:p>
      <text:p text:style-name="P2"><text:s text:c="15"/><text:span text:style-name="T3">break</text:span><text:span text:style-name="T4">;</text:span></text:p>
      <text:p text:style-name="P2"><text:s text:c="15"/><text:span text:style-name="T3">else</text:span></text:p>
      <text:p text:style-name="P2"><text:span text:style-name="T1"><text:s text:c="15"/></text:span><text:span text:style-name="T4">str=str.concat(</text:span><text:span text:style-name="T8">" "</text:span><text:span text:style-name="T4">+arr[j]);</text:span></text:p>
      <text:p text:style-name="P2"><text:s text:c="12"/><text:span text:style-name="T4">}</text:span></text:p>
      <text:p text:style-name="P2"><text:s text:c="12"/><text:span text:style-name="T3">break</text:span><text:span text:style-name="T4">;</text:span></text:p>
      <text:p text:style-name="P2"><text:s text:c="9"/><text:span text:style-name="T4">}</text:span></text:p>
      <text:p text:style-name="P2"><text:s text:c="6"/><text:span text:style-name="T4">}</text:span></text:p>
      <text:p text:style-name="P2"><text:s text:c="6"/><text:span text:style-name="T3">return </text:span><text:span text:style-name="T4">str.trim(); }</text:span></text:p>
      <text:p text:style-name="P2"><text:s text:c="3"/><text:span text:style-name="T7">/*</text:span></text:p>
      <text:p text:style-name="P4"><text:s text:c="4"/><text:span text:style-name="T5">* This method will extract condition(s) from the query string. The query can</text:span></text:p>
      <text:p text:style-name="P4"><text:soft-page-break/><text:s text:c="4"/><text:span text:style-name="T5">* contain one or multiple conditions. In case of multiple conditions, the</text:span></text:p>
      <text:p text:style-name="P4"><text:s text:c="4"/><text:span text:style-name="T5">* conditions will be separated by AND/OR keywords. for eg: Input: select</text:span></text:p>
      <text:p text:style-name="P4"><text:s text:c="4"/><text:span text:style-name="T5">* city,winner,player_match from ipl.csv where season &gt; 2014 and city</text:span></text:p>
      <text:p text:style-name="P4"><text:s text:c="4"/><text:span text:style-name="T5">* ='Bangalore'</text:span></text:p>
      <text:p text:style-name="P4"><text:s text:c="4"/><text:span text:style-name="T5">* </text:span></text:p>
      <text:p text:style-name="P4"><text:s text:c="4"/><text:span text:style-name="T5">* This method will return a string array ["season &gt; 2014","city ='bangalore'"]</text:span></text:p>
      <text:p text:style-name="P4"><text:s text:c="4"/><text:span text:style-name="T5">* and print the array</text:span></text:p>
      <text:p text:style-name="P4"><text:s text:c="4"/><text:span text:style-name="T5">* </text:span></text:p>
      <text:p text:style-name="P4"><text:s text:c="4"/><text:span text:style-name="T5">* Note: ----- 1. The field name or value in the condition can contain keywords</text:span></text:p>
      <text:p text:style-name="P4"><text:s text:c="4"/><text:span text:style-name="T5">* as a substring. For eg: from_city,job_order_no,group_no etc. 2. The query</text:span></text:p>
      <text:p text:style-name="P4"><text:s text:c="4"/><text:span text:style-name="T5">* might not contain where clause at all.</text:span></text:p>
      <text:p text:style-name="P4"><text:s text:c="4"/><text:span text:style-name="T5">*/</text:span></text:p>
      <text:p text:style-name="P2"><text:span text:style-name="T6"><text:s text:c="3"/></text:span><text:span text:style-name="T3">public </text:span><text:span text:style-name="T4">String[] getConditions(String queryString) {</text:span></text:p>
      <text:p text:style-name="P2"><text:s text:c="6"/><text:span text:style-name="T4">queryString = queryString.toLowerCase();</text:span></text:p>
      <text:p text:style-name="P2"><text:s text:c="6"/><text:span text:style-name="T3">int </text:span><text:span text:style-name="T4">pos1 = queryString.indexOf(</text:span><text:span text:style-name="T8">"where"</text:span><text:span text:style-name="T4">);</text:span></text:p>
      <text:p text:style-name="P2"><text:s text:c="6"/><text:span text:style-name="T3">if </text:span><text:span text:style-name="T4">(pos1 == -</text:span><text:span text:style-name="T9">1</text:span><text:span text:style-name="T4">) {</text:span></text:p>
      <text:p text:style-name="P2"><text:s text:c="9"/><text:span text:style-name="T3">return null</text:span><text:span text:style-name="T4">;</text:span></text:p>
      <text:p text:style-name="P2"><text:s text:c="6"/><text:span text:style-name="T4">}</text:span></text:p>
      <text:p text:style-name="P2"><text:s text:c="6"/><text:span text:style-name="T4">String [] arr = queryString.split(</text:span><text:span text:style-name="T8">"where"</text:span><text:span text:style-name="T4">)[</text:span><text:span text:style-name="T9">1</text:span><text:span text:style-name="T4">].trim().split(</text:span><text:span text:style-name="T8">"group by | order by"</text:span><text:span text:style-name="T4">)[</text:span><text:span text:style-name="T9">0</text:span><text:span text:style-name="T4">].trim().split(</text:span><text:span text:style-name="T8">" and | or "</text:span><text:span text:style-name="T4">);</text:span></text:p>
      <text:p text:style-name="P3">// <text:s text:c="3"/>System.out.println(Arrays.toString(arr));</text:p>
      <text:p text:style-name="P2"><text:span text:style-name="T6"><text:s text:c="6"/></text:span><text:span text:style-name="T3">return </text:span><text:span text:style-name="T4">arr;</text:span></text:p>
      <text:p text:style-name="P2"><text:s text:c="3"/><text:span text:style-name="T4">}</text:span></text:p>
      <text:p text:style-name="P2"><text:s text:c="3"/><text:span text:style-name="T7">/*</text:span></text:p>
      <text:p text:style-name="P4"><text:s text:c="4"/><text:span text:style-name="T5">* This method will extract logical operators(AND/OR) from the query string. The</text:span></text:p>
      <text:p text:style-name="P4"><text:s text:c="4"/><text:span text:style-name="T5">* extracted logical operators will be stored in a String array which will be</text:span></text:p>
      <text:p text:style-name="P4"><text:s text:c="4"/><text:span text:style-name="T5">* returned by the method and the same will be printed Note: <text:s/>1. AND/OR</text:span></text:p>
      <text:p text:style-name="P4"><text:s text:c="4"/><text:span text:style-name="T5">* keyword will exist in the query only if where conditions exists and it</text:span></text:p>
      <text:p text:style-name="P4"><text:s text:c="4"/><text:span text:style-name="T5">* contains multiple conditions. 2. AND/OR can exist as a substring in the</text:span></text:p>
      <text:p text:style-name="P4"><text:s text:c="4"/><text:span text:style-name="T5">* conditions as well. For eg: name='Alexander',color='Red' etc. Please consider</text:span></text:p>
      <text:p text:style-name="P4"><text:s text:c="4"/><text:span text:style-name="T5">* these as well when extracting the logical operators.</text:span></text:p>
      <text:p text:style-name="P4"><text:s text:c="4"/><text:span text:style-name="T5">* </text:span></text:p>
      <text:p text:style-name="P4"><text:s text:c="4"/><text:span text:style-name="T5">*/</text:span></text:p>
      <text:p text:style-name="P2"><text:span text:style-name="T6"><text:s text:c="3"/></text:span><text:span text:style-name="T3">public </text:span><text:span text:style-name="T4">String[] getLogicalOperators(String queryString) {</text:span></text:p>
      <text:p text:style-name="P2"><text:s text:c="6"/><text:span text:style-name="T3">int </text:span><text:span text:style-name="T4">pos1 = queryString.indexOf(</text:span><text:span text:style-name="T8">"where"</text:span><text:span text:style-name="T4">);</text:span></text:p>
      <text:p text:style-name="P2"><text:s text:c="6"/><text:span text:style-name="T3">if </text:span><text:span text:style-name="T4">(pos1 == -</text:span><text:span text:style-name="T9">1</text:span><text:span text:style-name="T4">) {</text:span></text:p>
      <text:p text:style-name="P2"><text:s text:c="9"/><text:span text:style-name="T3">return null</text:span><text:span text:style-name="T4">;</text:span></text:p>
      <text:p text:style-name="P2"><text:s text:c="6"/><text:span text:style-name="T4">}</text:span></text:p>
      <text:p text:style-name="P2"><text:s text:c="6"/><text:span text:style-name="T4">String [] arrofStr = queryString.split(</text:span><text:span text:style-name="T8">"where"</text:span><text:span text:style-name="T4">)[</text:span><text:span text:style-name="T9">1</text:span><text:span text:style-name="T4">].trim().split(</text:span><text:span text:style-name="T8">" "</text:span><text:span text:style-name="T4">);</text:span></text:p>
      <text:p text:style-name="P2"><text:s text:c="6"/><text:span text:style-name="T3">int </text:span><text:span text:style-name="T4">i,count=</text:span><text:span text:style-name="T9">0</text:span><text:span text:style-name="T4">,j;</text:span></text:p>
      <text:p text:style-name="P2"><text:s text:c="6"/><text:span text:style-name="T3">for </text:span><text:span text:style-name="T4">(i=</text:span><text:span text:style-name="T9">0</text:span><text:span text:style-name="T4">;i&lt;arrofStr.</text:span><text:span text:style-name="T10">length</text:span><text:span text:style-name="T4">;i++) {</text:span></text:p>
      <text:p text:style-name="P2"><text:s text:c="9"/><text:span text:style-name="T3">if </text:span><text:span text:style-name="T4">(arrofStr[i].equals(</text:span><text:span text:style-name="T8">"and"</text:span><text:span text:style-name="T4">) || arrofStr[i].equals(</text:span><text:span text:style-name="T8">"or"</text:span><text:span text:style-name="T4">)) {</text:span></text:p>
      <text:p text:style-name="P2"><text:s text:c="12"/><text:span text:style-name="T4">count++;</text:span></text:p>
      <text:p text:style-name="P2"><text:s text:c="9"/><text:span text:style-name="T4">}</text:span></text:p>
      <text:p text:style-name="P2"><text:s text:c="6"/><text:span text:style-name="T4">}</text:span></text:p>
      <text:p text:style-name="P2"><text:s text:c="6"/><text:span text:style-name="T4">String[] ray = </text:span><text:span text:style-name="T3">new </text:span><text:span text:style-name="T4">String[count] ;</text:span></text:p>
      <text:p text:style-name="P2"><text:s text:c="6"/><text:span text:style-name="T3">for </text:span><text:span text:style-name="T4">(i=</text:span><text:span text:style-name="T9">0</text:span><text:span text:style-name="T4">,j=</text:span><text:span text:style-name="T9">0 </text:span><text:span text:style-name="T4">;i&lt;arrofStr.</text:span><text:span text:style-name="T10">length</text:span><text:span text:style-name="T4">;i++) {</text:span></text:p>
      <text:p text:style-name="P2"><text:s text:c="9"/><text:span text:style-name="T3">if </text:span><text:span text:style-name="T4">(arrofStr[i].equals(</text:span><text:span text:style-name="T8">"and"</text:span><text:span text:style-name="T4">)) {</text:span></text:p>
      <text:p text:style-name="P2"><text:s text:c="12"/><text:span text:style-name="T4">ray[j] = arrofStr[i];</text:span></text:p>
      <text:p text:style-name="P2"><text:s text:c="12"/><text:span text:style-name="T4">j++;</text:span></text:p>
      <text:p text:style-name="P2"><text:s text:c="9"/><text:span text:style-name="T4">}</text:span></text:p>
      <text:p text:style-name="P2"><text:s text:c="9"/><text:span text:style-name="T3">else if </text:span><text:span text:style-name="T4">(arrofStr[i].equals(</text:span><text:span text:style-name="T8">"or"</text:span><text:span text:style-name="T4">)) {</text:span></text:p>
      <text:p text:style-name="P2"><text:s text:c="12"/><text:span text:style-name="T4">ray[j] = arrofStr[i];</text:span></text:p>
      <text:p text:style-name="P2"><text:s text:c="12"/><text:span text:style-name="T4">j++;</text:span></text:p>
      <text:p text:style-name="P2"><text:s text:c="9"/><text:span text:style-name="T4">}</text:span></text:p>
      <text:p text:style-name="P2"><text:s text:c="9"/><text:span text:style-name="T3">else </text:span><text:span text:style-name="T4">{</text:span></text:p>
      <text:p text:style-name="P2"><text:s text:c="12"/><text:span text:style-name="T3">continue</text:span><text:span text:style-name="T4">;</text:span></text:p>
      <text:p text:style-name="P2"><text:s text:c="9"/><text:span text:style-name="T4">}</text:span></text:p>
      <text:p text:style-name="P2"><text:s text:c="6"/><text:span text:style-name="T4">}</text:span></text:p>
      <text:p text:style-name="P3"><text:soft-page-break/>// <text:s text:c="3"/>System.out.println(Arrays.toString(ray));</text:p>
      <text:p text:style-name="P2"><text:span text:style-name="T6"><text:s text:c="6"/></text:span><text:span text:style-name="T3">return </text:span><text:span text:style-name="T4">ray;</text:span></text:p>
      <text:p text:style-name="P2"><text:s text:c="3"/><text:span text:style-name="T4">}</text:span></text:p>
      <text:p text:style-name="P2"><text:s text:c="3"/><text:span text:style-name="T7">/*</text:span></text:p>
      <text:p text:style-name="P4"><text:s text:c="4"/><text:span text:style-name="T5">* This method extracts the order by fields from the query string. Note: </text:span></text:p>
      <text:p text:style-name="P4"><text:s text:c="4"/><text:span text:style-name="T5">* 1. The query string can contain more than one order by fields. 2. The query</text:span></text:p>
      <text:p text:style-name="P4"><text:s text:c="4"/><text:span text:style-name="T5">* string might not contain order by clause at all. 3. The field names,condition</text:span></text:p>
      <text:p text:style-name="P4"><text:s text:c="4"/><text:span text:style-name="T5">* values might contain "order" as a substring. For eg:order_number,job_order</text:span></text:p>
      <text:p text:style-name="P4"><text:s text:c="4"/><text:span text:style-name="T5">* Consider this while extracting the order by fields</text:span></text:p>
      <text:p text:style-name="P4"><text:s text:c="4"/><text:span text:style-name="T5">*/</text:span></text:p>
      <text:p text:style-name="P2"><text:span text:style-name="T6"><text:s text:c="3"/></text:span><text:span text:style-name="T3">public </text:span><text:span text:style-name="T4">String[] getOrderByFields(String queryString) {</text:span></text:p>
      <text:p text:style-name="P2"><text:s text:c="6"/><text:span text:style-name="T3">if </text:span><text:span text:style-name="T4">(!queryString.contains(</text:span><text:span text:style-name="T8">"order by"</text:span><text:span text:style-name="T4">)) {</text:span></text:p>
      <text:p text:style-name="P2"><text:s text:c="9"/><text:span text:style-name="T3">return null</text:span><text:span text:style-name="T4">;</text:span></text:p>
      <text:p text:style-name="P2"><text:s text:c="6"/><text:span text:style-name="T4">}</text:span></text:p>
      <text:p text:style-name="P2"><text:s text:c="6"/><text:span text:style-name="T4">String [] arr = queryString.split(</text:span><text:span text:style-name="T8">"order by"</text:span><text:span text:style-name="T4">)[</text:span><text:span text:style-name="T9">1</text:span><text:span text:style-name="T4">].trim().split(</text:span><text:span text:style-name="T8">" "</text:span><text:span text:style-name="T4">);</text:span></text:p>
      <text:p text:style-name="P2"><text:s text:c="6"/><text:span text:style-name="T7">//System.out.println(Arrays.toString(arr));</text:span></text:p>
      <text:p text:style-name="P2"><text:span text:style-name="T6"><text:s text:c="6"/></text:span><text:span text:style-name="T3">return </text:span><text:span text:style-name="T4">arr ;</text:span></text:p>
      <text:p text:style-name="P2"><text:s text:c="3"/><text:span text:style-name="T4">}</text:span></text:p>
      <text:p text:style-name="P2"><text:s text:c="3"/><text:span text:style-name="T7">/*</text:span></text:p>
      <text:p text:style-name="P4"><text:s text:c="4"/><text:span text:style-name="T5">* This method extracts the group by fields from the query string. Note:</text:span></text:p>
      <text:p text:style-name="P4"><text:s text:c="4"/><text:span text:style-name="T5">* 1. The query string can contain more than one group by fields. 2. The query</text:span></text:p>
      <text:p text:style-name="P4"><text:s text:c="4"/><text:span text:style-name="T5">* string might not contain group by clause at all. 3. The field names,condition</text:span></text:p>
      <text:p text:style-name="P4"><text:s text:c="4"/><text:span text:style-name="T5">* values might contain "group" as a substring. For eg: newsgroup_name</text:span></text:p>
      <text:p text:style-name="P4"><text:s text:c="4"/><text:span text:style-name="T5">* </text:span></text:p>
      <text:p text:style-name="P4"><text:s text:c="4"/><text:span text:style-name="T5">* Consider this while extracting the group by fields</text:span></text:p>
      <text:p text:style-name="P4"><text:s text:c="4"/><text:span text:style-name="T5">*/</text:span></text:p>
      <text:p text:style-name="P2"><text:span text:style-name="T6"><text:s text:c="3"/></text:span><text:span text:style-name="T3">public </text:span><text:span text:style-name="T4">String[] getGroupByFields(String queryString) {</text:span></text:p>
      <text:p text:style-name="P2"><text:s text:c="6"/><text:span text:style-name="T3">if </text:span><text:span text:style-name="T4">(!queryString.contains(</text:span><text:span text:style-name="T8">"group by"</text:span><text:span text:style-name="T4">)) {</text:span></text:p>
      <text:p text:style-name="P2"><text:s text:c="9"/><text:span text:style-name="T3">return null</text:span><text:span text:style-name="T4">;</text:span></text:p>
      <text:p text:style-name="P2"><text:s text:c="6"/><text:span text:style-name="T4">}</text:span></text:p>
      <text:p text:style-name="P2"><text:s text:c="6"/><text:span text:style-name="T4">String [] arr = queryString.split(</text:span><text:span text:style-name="T8">"group by"</text:span><text:span text:style-name="T4">)[</text:span><text:span text:style-name="T9">1</text:span><text:span text:style-name="T4">].trim().split(</text:span><text:span text:style-name="T8">" "</text:span><text:span text:style-name="T4">);</text:span></text:p>
      <text:p text:style-name="P2"><text:s text:c="6"/><text:span text:style-name="T7">//System.out.println(Arrays.toString(arr));</text:span></text:p>
      <text:p text:style-name="P2"><text:span text:style-name="T6"><text:s text:c="6"/></text:span><text:span text:style-name="T3">return </text:span><text:span text:style-name="T4">arr ;</text:span></text:p>
      <text:p text:style-name="P2"><text:s text:c="3"/><text:span text:style-name="T4">}</text:span></text:p>
      <text:p text:style-name="P2"><text:s text:c="3"/><text:span text:style-name="T7">/*</text:span></text:p>
      <text:p text:style-name="P4"><text:s text:c="4"/><text:span text:style-name="T5">* This method extracts the aggregate functions from the query string. Note:</text:span></text:p>
      <text:p text:style-name="P4"><text:s text:c="4"/><text:span text:style-name="T5">* <text:s/>1. aggregate functions will start with "sum"/"count"/"min"/"max"/"avg"</text:span></text:p>
      <text:p text:style-name="P4"><text:s text:c="4"/><text:span text:style-name="T5">* followed by "(" 2. The field names might</text:span></text:p>
      <text:p text:style-name="P4"><text:s text:c="4"/><text:span text:style-name="T5">* contain"sum"/"count"/"min"/"max"/"avg" as a substring. For eg:</text:span></text:p>
      <text:p text:style-name="P4"><text:s text:c="4"/><text:span text:style-name="T5">* account_number,consumed_qty,nominee_name</text:span></text:p>
      <text:p text:style-name="P4"><text:s text:c="4"/><text:span text:style-name="T5">* </text:span></text:p>
      <text:p text:style-name="P4"><text:s text:c="4"/><text:span text:style-name="T5">* Consider this while extracting the aggregate functions</text:span></text:p>
      <text:p text:style-name="P4"><text:s text:c="4"/><text:span text:style-name="T5">*/</text:span></text:p>
      <text:p text:style-name="P2"><text:span text:style-name="T6"><text:s text:c="3"/></text:span><text:span text:style-name="T3">public </text:span><text:span text:style-name="T4">String[] getAggregateFunctions(String queryString) {</text:span></text:p>
      <text:p text:style-name="P2"><text:s text:c="6"/><text:span text:style-name="T3">if</text:span><text:span text:style-name="T4">(queryString.contains(</text:span><text:span text:style-name="T8">"count"</text:span><text:span text:style-name="T4">) || queryString.contains(</text:span><text:span text:style-name="T8">"sum"</text:span><text:span text:style-name="T4">) || queryString.contains(</text:span><text:span text:style-name="T8">"min"</text:span><text:span text:style-name="T4">) || queryString.contains(</text:span><text:span text:style-name="T8">"max"</text:span><text:span text:style-name="T4">)</text:span></text:p>
      <text:p text:style-name="P2"><text:s text:c="12"/><text:span text:style-name="T4">|| queryString.contains(</text:span><text:span text:style-name="T8">"avg"</text:span><text:span text:style-name="T4">))</text:span></text:p>
      <text:p text:style-name="P2"><text:s text:c="6"/><text:span text:style-name="T4">{</text:span></text:p>
      <text:p text:style-name="P2"><text:s text:c="9"/><text:span text:style-name="T4">ArrayList&lt;String&gt; list = </text:span><text:span text:style-name="T3">new </text:span><text:span text:style-name="T4">ArrayList&lt;String&gt;();</text:span></text:p>
      <text:p text:style-name="P2"><text:s text:c="9"/><text:span text:style-name="T4">String [] arrofStr = queryString.split(</text:span><text:span text:style-name="T8">" "</text:span><text:span text:style-name="T4">);</text:span></text:p>
      <text:p text:style-name="P2"><text:s text:c="9"/><text:span text:style-name="T4">String [] arrofStr1 = arrofStr[</text:span><text:span text:style-name="T9">1</text:span><text:span text:style-name="T4">].trim().split(</text:span><text:span text:style-name="T8">","</text:span><text:span text:style-name="T4">);</text:span></text:p>
      <text:p text:style-name="P2"><text:s text:c="9"/><text:span text:style-name="T3">for </text:span><text:span text:style-name="T4">(</text:span><text:span text:style-name="T3">int </text:span><text:span text:style-name="T4">i=</text:span><text:span text:style-name="T9">0</text:span><text:span text:style-name="T4">;i &lt; arrofStr1.</text:span><text:span text:style-name="T10">length</text:span><text:span text:style-name="T4">;i++) {</text:span></text:p>
      <text:p text:style-name="P2"><text:s text:c="12"/><text:span text:style-name="T3">if </text:span><text:span text:style-name="T4">(arrofStr1[i].contains(</text:span><text:span text:style-name="T8">"("</text:span><text:span text:style-name="T4">)) {</text:span></text:p>
      <text:p text:style-name="P2"><text:s text:c="15"/><text:span text:style-name="T4">list.add(arrofStr1[i]);</text:span></text:p>
      <text:p text:style-name="P2"><text:s text:c="12"/><text:span text:style-name="T4">}</text:span></text:p>
      <text:p text:style-name="P2"><text:s text:c="12"/><text:span text:style-name="T7">// System.out.println(Arrays.toString(arrofStr1));</text:span></text:p>
      <text:p text:style-name="P2"><text:span text:style-name="T6"><text:s text:c="9"/></text:span><text:span text:style-name="T4">}</text:span></text:p>
      <text:p text:style-name="P2"><text:s text:c="9"/><text:span text:style-name="T3">return </text:span><text:span text:style-name="T4">list.toArray(</text:span><text:span text:style-name="T3">new </text:span><text:span text:style-name="T4">String[list.size()]);</text:span></text:p>
      <text:p text:style-name="P2"><text:s text:c="6"/><text:span text:style-name="T4">}</text:span></text:p>
      <text:p text:style-name="P2"><text:s text:c="6"/><text:span text:style-name="T3">return null</text:span><text:span text:style-name="T4">;</text:span></text:p>
      <text:p text:style-name="P2"><text:s text:c="3"/><text:span text:style-name="T4">}</text:span></text:p>
      <text:p text:style-name="P5"><text:soft-page-break/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9:42:51.698277643</meta:creation-date>
    <dc:date>2019-06-27T19:43:26.402050375</dc:date>
    <meta:editing-duration>PT35S</meta:editing-duration>
    <meta:editing-cycles>1</meta:editing-cycles>
    <meta:document-statistic meta:table-count="0" meta:image-count="0" meta:object-count="0" meta:page-count="5" meta:paragraph-count="237" meta:word-count="1171" meta:character-count="9194" meta:non-whitespace-character-count="7046"/>
    <meta:generator>LibreOffice/6.0.7.3$Linux_X86_64 LibreOffice_project/00m0$Build-3</meta:generator>
  </office:meta>
</office:document-meta>
</file>